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4" style:family="table-cell" style:parent-style-name="Default" style:data-style-name="N1">
      <style:table-cell-properties fo:background-color="#ffff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2" style:family="table-cell" style:parent-style-name="Default" style:data-style-name="N112"/>
    <style:style style:name="ce8" style:family="table-cell" style:parent-style-name="Default" style:data-style-name="N112">
      <style:table-cell-properties fo:background-color="#ffff00"/>
    </style:style>
    <style:style style:name="ce9" style:family="table-cell" style:parent-style-name="Default" style:data-style-name="N112"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839cm" svg:height="9.724cm" svg:x="7.542cm" svg:y="10.114cm">
            <draw:object draw:notify-on-update-of-ranges="Sheet1.A25:Sheet1.A41 Sheet1.B24:Sheet1.B24 Sheet1.B25:Sheet1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7.679cm" svg:y="20.751cm">
            <draw:object draw:notify-on-update-of-ranges="Sheet1.A47:Sheet1.A64 Sheet1.B47:Sheet1.B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6.002cm" svg:height="9.002cm" svg:x="8.983cm" svg:y="31.759cm">
            <draw:object draw:notify-on-update-of-ranges="Sheet1.A71:Sheet1.A88 Sheet1.B71:Sheet1.B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3cm" svg:height="9.001cm" svg:x="8.952cm" svg:y="42.115cm">
            <draw:object draw:notify-on-update-of-ranges="Sheet1.A94:Sheet1.A111 Sheet1.B94:Sheet1.B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3cm" svg:height="9.001cm" svg:x="2.483cm" svg:y="57.709cm">
            <draw:object draw:notify-on-update-of-ranges="Sheet1.B116:Sheet1.S116 Sheet1.B117:Sheet1.S1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03cm" svg:height="9.001cm" svg:x="2.667cm" svg:y="73.605cm">
            <draw:object draw:notify-on-update-of-ranges="Sheet1.B151:Sheet1.S151 Sheet1.B152:Sheet1.S1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03cm" svg:height="9.001cm" svg:x="2.882cm" svg:y="89.196cm">
            <draw:object draw:notify-on-update-of-ranges="Sheet1.B185:Sheet1.S185 Sheet1.B186:Sheet1.S18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8" table:default-cell-style-name="ce2"/>
        <table:table-column table:style-name="co2" table:number-columns-repeated="45" table:default-cell-style-name="ce2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Examp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38" calcext:value-type="float">
            <text:p>0.038</text:p>
          </table:table-cell>
          <table:table-cell table:number-columns-repeated="2"/>
          <table:table-cell office:value-type="float" office:value="0.383" calcext:value-type="float">
            <text:p>0.383</text:p>
          </table:table-cell>
          <table:table-cell office:value-type="float" office:value="0.761" calcext:value-type="float">
            <text:p>0.76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0.374" calcext:value-type="float">
            <text:p>0.374</text:p>
          </table:table-cell>
          <table:table-cell office:value-type="float" office:value="0.939" calcext:value-type="float">
            <text:p>0.939</text:p>
          </table:table-cell>
          <table:table-cell office:value-type="float" office:value="1.763" calcext:value-type="float">
            <text:p>1.763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" calcext:value-type="float">
            <text:p>0.190</text:p>
          </table:table-cell>
          <table:table-cell office:value-type="float" office:value="0.337" calcext:value-type="float">
            <text:p>0.337</text:p>
          </table:table-cell>
          <table:table-cell office:value-type="float" office:value="0.928" calcext:value-type="float">
            <text:p>0.928</text:p>
          </table:table-cell>
          <table:table-cell office:value-type="float" office:value="1.623" calcext:value-type="float">
            <text:p>1.623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float" office:value="0.17" calcext:value-type="float">
            <text:p>0.170</text:p>
          </table:table-cell>
          <table:table-cell office:value-type="float" office:value="0.3896" calcext:value-type="float">
            <text:p>0.390</text:p>
          </table:table-cell>
          <table:table-cell office:value-type="float" office:value="0.755" calcext:value-type="float">
            <text:p>0.755</text:p>
          </table:table-cell>
          <table:table-cell office:value-type="float" office:value="1.331" calcext:value-type="float">
            <text:p>1.331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0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0.079" calcext:value-type="float">
            <text:p>0.079</text:p>
          </table:table-cell>
          <table:table-cell office:value-type="float" office:value="0.159" calcext:value-type="float">
            <text:p>0.159</text:p>
          </table:table-cell>
          <table:table-cell office:value-type="float" office:value="0.372" calcext:value-type="float">
            <text:p>0.372</text:p>
          </table:table-cell>
          <table:table-cell office:value-type="float" office:value="0.73" calcext:value-type="float">
            <text:p>0.730</text:p>
          </table:table-cell>
          <table:table-cell office:value-type="float" office:value="1.525" calcext:value-type="float">
            <text:p>1.525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/>
          <table:table-cell table:style-name="Default" office:value-type="float" office:value="0.081" calcext:value-type="float">
            <text:p>0.081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0.724" calcext:value-type="float">
            <text:p>0.724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</text:p>
          </table:table-cell>
          <table:table-cell table:number-columns-repeated="4" office:value-type="float" office:value="0.002" calcext:value-type="float">
            <text:p>0.002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21" calcext:value-type="float">
            <text:p>0.321</text:p>
          </table:table-cell>
          <table:table-cell office:value-type="float" office:value="0.799" calcext:value-type="float">
            <text:p>0.799</text:p>
          </table:table-cell>
          <table:table-cell office:value-type="float" office:value="1.878" calcext:value-type="float">
            <text:p>1.878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" calcext:value-type="float">
            <text:p>0.130</text:p>
          </table:table-cell>
          <table:table-cell office:value-type="float" office:value="0.321" calcext:value-type="float">
            <text:p>0.321</text:p>
          </table:table-cell>
          <table:table-cell office:value-type="float" office:value="0.738" calcext:value-type="float">
            <text:p>0.738</text:p>
          </table:table-cell>
          <table:table-cell office:value-type="float" office:value="1.761" calcext:value-type="float">
            <text:p>1.761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" calcext:value-type="float">
            <text:p>0.130</text:p>
          </table:table-cell>
          <table:table-cell office:value-type="float" office:value="0.315" calcext:value-type="float">
            <text:p>0.315</text:p>
          </table:table-cell>
          <table:table-cell office:value-type="float" office:value="0.958" calcext:value-type="float">
            <text:p>0.958</text:p>
          </table:table-cell>
          <table:table-cell office:value-type="float" office:value="1.863" calcext:value-type="float">
            <text:p>1.863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3" calcext:value-type="float">
            <text:p>0.003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29" calcext:value-type="float">
            <text:p>0.129</text:p>
          </table:table-cell>
          <table:table-cell office:value-type="float" office:value="0.312" calcext:value-type="float">
            <text:p>0.312</text:p>
          </table:table-cell>
          <table:table-cell/>
          <table:table-cell office:value-type="float" office:value="1.658" calcext:value-type="float">
            <text:p>1.6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006" calcext:value-type="float">
            <text:p>0.006</text:p>
          </table:table-cell>
          <table:table-cell table:formula="of:=AVERAGE([.C2:.C11])" office:value-type="float" office:value="0.00277777777777778" calcext:value-type="float">
            <text:p>0.003</text:p>
          </table:table-cell>
          <table:table-cell table:formula="of:=AVERAGE([.D2:.D11])" office:value-type="float" office:value="0.0028" calcext:value-type="float">
            <text:p>0.003</text:p>
          </table:table-cell>
          <table:table-cell table:formula="of:=AVERAGE([.E2:.E11])" office:value-type="float" office:value="0.0023" calcext:value-type="float">
            <text:p>0.002</text:p>
          </table:table-cell>
          <table:table-cell table:formula="of:=AVERAGE([.F2:.F11])" office:value-type="float" office:value="0.002875" calcext:value-type="float">
            <text:p>0.003</text:p>
          </table:table-cell>
          <table:table-cell table:formula="of:=AVERAGE([.G2:.G11])" office:value-type="float" office:value="0.00275" calcext:value-type="float">
            <text:p>0.003</text:p>
          </table:table-cell>
          <table:table-cell table:formula="of:=AVERAGE([.H2:.H11])" office:value-type="float" office:value="0.0029" calcext:value-type="float">
            <text:p>0.003</text:p>
          </table:table-cell>
          <table:table-cell table:formula="of:=AVERAGE([.I2:.I11])" office:value-type="float" office:value="0.003" calcext:value-type="float">
            <text:p>0.003</text:p>
          </table:table-cell>
          <table:table-cell table:formula="of:=AVERAGE([.J2:.J11])" office:value-type="float" office:value="0.004" calcext:value-type="float">
            <text:p>0.004</text:p>
          </table:table-cell>
          <table:table-cell table:formula="of:=AVERAGE([.K2:.K11])" office:value-type="float" office:value="0.00977777777777778" calcext:value-type="float">
            <text:p>0.010</text:p>
          </table:table-cell>
          <table:table-cell table:formula="of:=AVERAGE([.L2:.L11])" office:value-type="float" office:value="0.0168888888888889" calcext:value-type="float">
            <text:p>0.017</text:p>
          </table:table-cell>
          <table:table-cell table:formula="of:=AVERAGE([.M2:.M11])" office:value-type="float" office:value="0.0288888888888889" calcext:value-type="float">
            <text:p>0.029</text:p>
          </table:table-cell>
          <table:table-cell table:formula="of:=AVERAGE([.N2:.N11])" office:value-type="float" office:value="0.0411428571428571" calcext:value-type="float">
            <text:p>0.041</text:p>
          </table:table-cell>
          <table:table-cell table:formula="of:=AVERAGE([.O2:.O11])" office:value-type="float" office:value="0.0715714285714286" calcext:value-type="float">
            <text:p>0.072</text:p>
          </table:table-cell>
          <table:table-cell table:formula="of:=AVERAGE([.P2:.P11])" office:value-type="float" office:value="0.149" calcext:value-type="float">
            <text:p>0.149</text:p>
          </table:table-cell>
          <table:table-cell table:formula="of:=AVERAGE([.Q2:.Q11])" office:value-type="float" office:value="0.34596" calcext:value-type="float">
            <text:p>0.346</text:p>
          </table:table-cell>
          <table:table-cell table:formula="of:=AVERAGE([.R2:.R11])" office:value-type="float" office:value="0.814666666666667" calcext:value-type="float">
            <text:p>0.815</text:p>
          </table:table-cell>
          <table:table-cell table:formula="of:=AVERAGE([.S2:.S11])" office:value-type="float" office:value="1.67525" calcext:value-type="float">
            <text:p>1.675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POPULATING AN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Duratio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55555555555555" calcext:value-type="float">
            <text:p>0.007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33333333333333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1111111111111" calcext:value-type="float">
            <text:p>0.011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55555555555556" calcext:value-type="float">
            <text:p>0.010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6" calcext:value-type="float">
            <text:p>0.01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91111111111111" calcext:value-type="float">
            <text:p>0.019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98888888888889" calcext:value-type="float">
            <text:p>0.040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1148" calcext:value-type="float">
            <text:p>0.115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126125" calcext:value-type="float">
            <text:p>0.126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185875" calcext:value-type="float">
            <text:p>0.186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274888888888889" calcext:value-type="float">
            <text:p>0.275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397444444444444" calcext:value-type="float">
            <text:p>0.397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8395" calcext:value-type="float">
            <text:p>0.840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1.73125" calcext:value-type="float">
            <text:p>1.731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2.672125" calcext:value-type="float">
            <text:p>2.672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5.626" calcext:value-type="float">
            <text:p>5.626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14.121" calcext:value-type="float">
            <text:p>14.121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33.4768888888889" calcext:value-type="float">
            <text:p>33.47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TURNING THE LAST VALUE OF AN ARRAY – AUTOMATIC 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size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5714285714286" calcext:value-type="float">
            <text:p>0.063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58888888888889" calcext:value-type="float">
            <text:p>0.046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8" calcext:value-type="float">
            <text:p>0.038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7" calcext:value-type="float">
            <text:p>0.035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6" calcext:value-type="float">
            <text:p>0.03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23333333333333" calcext:value-type="float">
            <text:p>0.032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51111111111111" calcext:value-type="float">
            <text:p>0.035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44" calcext:value-type="float">
            <text:p>0.044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362857142857143" calcext:value-type="float">
            <text:p>0.036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373333333333333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452222222222222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397777777777778" calcext:value-type="float">
            <text:p>0.040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394444444444444" calcext:value-type="float">
            <text:p>0.039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381111111111111" calcext:value-type="float">
            <text:p>0.038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.0372222222222222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0.0367777777777778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0454444444444444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0.0291111111111111" calcext:value-type="float">
            <text:p>0.029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TURNING THE LAST VALUE OF AN ARRAY – INDIVIDUAL RU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ray size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7777777777778" calcext:value-type="float">
            <text:p>0.084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27777777777778" calcext:value-type="float">
            <text:p>0.05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53333333333333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91111111111111" calcext:value-type="float">
            <text:p>0.069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758888888888889" calcext:value-type="float">
            <text:p>0.07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85" calcext:value-type="float">
            <text:p>0.085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457777777777778" calcext:value-type="float">
            <text:p>0.046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491111111111111" calcext:value-type="float">
            <text:p>0.049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51" calcext:value-type="float">
            <text:p>0.051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454444444444445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492222222222222" calcext:value-type="float">
            <text:p>0.049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704444444444445" calcext:value-type="float">
            <text:p>0.070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447777777777778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567777777777778" calcext:value-type="float">
            <text:p>0.057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.0568888888888889" calcext:value-type="float">
            <text:p>0.057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0.0803333333333333" calcext:value-type="float">
            <text:p>0.080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052" calcext:value-type="float">
            <text:p>0.052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0.0722222222222222" calcext:value-type="float">
            <text:p>0.07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VERSING AN ARR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77777777777778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8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3" calcext:value-type="float">
            <text:p>0.002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875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275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29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0977777777777778" calcext:value-type="float">
            <text:p>0.010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168888888888889" calcext:value-type="float">
            <text:p>0.017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288888888888889" calcext:value-type="float">
            <text:p>0.029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411428571428571" calcext:value-type="float">
            <text:p>0.041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715714285714286" calcext:value-type="float">
            <text:p>0.072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.149" calcext:value-type="float">
            <text:p>0.149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0.34596" calcext:value-type="float">
            <text:p>0.346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814666666666667" calcext:value-type="float">
            <text:p>0.815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1.67525" calcext:value-type="float">
            <text:p>1.675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 table:formula="of:=AVERAGE([.B118:.B126])" office:value-type="float" office:value="0.016" calcext:value-type="float">
            <text:p>0.016</text:p>
          </table:table-cell>
          <table:table-cell table:style-name="ce8" table:formula="of:=AVERAGE([.C118:.C126])" office:value-type="float" office:value="0.0106666666666667" calcext:value-type="float">
            <text:p>0.011</text:p>
          </table:table-cell>
          <table:table-cell table:style-name="ce8" table:formula="of:=AVERAGE([.D118:.D126])" office:value-type="float" office:value="0.0131428571428571" calcext:value-type="float">
            <text:p>0.013</text:p>
          </table:table-cell>
          <table:table-cell table:style-name="ce8" table:formula="of:=AVERAGE([.E118:.E126])" office:value-type="float" office:value="0.023" calcext:value-type="float">
            <text:p>0.023</text:p>
          </table:table-cell>
          <table:table-cell table:style-name="ce8" table:formula="of:=AVERAGE([.F118:.F126])" office:value-type="float" office:value="0.0473333333333333" calcext:value-type="float">
            <text:p>0.047</text:p>
          </table:table-cell>
          <table:table-cell table:style-name="ce8" table:formula="of:=AVERAGE([.G118:.G126])" office:value-type="float" office:value="0.095625" calcext:value-type="float">
            <text:p>0.096</text:p>
          </table:table-cell>
          <table:table-cell table:style-name="ce8" table:formula="of:=AVERAGE([.H118:.H126])" office:value-type="float" office:value="0.0815714285714286" calcext:value-type="float">
            <text:p>0.082</text:p>
          </table:table-cell>
          <table:table-cell table:style-name="ce8" table:formula="of:=AVERAGE([.I118:.I126])" office:value-type="float" office:value="0.025625" calcext:value-type="float">
            <text:p>0.026</text:p>
          </table:table-cell>
          <table:table-cell table:style-name="ce8" table:formula="of:=AVERAGE([.J118:.J126])" office:value-type="float" office:value="0.04775" calcext:value-type="float">
            <text:p>0.048</text:p>
          </table:table-cell>
          <table:table-cell table:style-name="ce8" table:formula="of:=AVERAGE([.K118:.K126])" office:value-type="float" office:value="0.1187125" calcext:value-type="float">
            <text:p>0.119</text:p>
          </table:table-cell>
          <table:table-cell table:style-name="ce8" table:formula="of:=AVERAGE([.L118:.L126])" office:value-type="float" office:value="0.242142857142857" calcext:value-type="float">
            <text:p>0.242</text:p>
          </table:table-cell>
          <table:table-cell table:style-name="ce8" table:formula="of:=AVERAGE([.M118:.M126])" office:value-type="float" office:value="0.3525" calcext:value-type="float">
            <text:p>0.353</text:p>
          </table:table-cell>
          <table:table-cell table:style-name="ce8" table:formula="of:=AVERAGE([.N118:.N126])" office:value-type="float" office:value="0.876888888888889" calcext:value-type="float">
            <text:p>0.877</text:p>
          </table:table-cell>
          <table:table-cell table:style-name="ce8" table:formula="of:=AVERAGE([.O118:.O126])" office:value-type="float" office:value="2.28522222222222" calcext:value-type="float">
            <text:p>2.285</text:p>
          </table:table-cell>
          <table:table-cell table:style-name="ce8" table:formula="of:=AVERAGE([.P118:.P126])" office:value-type="float" office:value="4.80688888888889" calcext:value-type="float">
            <text:p>4.807</text:p>
          </table:table-cell>
          <table:table-cell table:style-name="ce8" table:formula="of:=AVERAGE([.Q118:.Q126])" office:value-type="float" office:value="11.25075" calcext:value-type="float">
            <text:p>11.251</text:p>
          </table:table-cell>
          <table:table-cell table:style-name="ce8" table:formula="of:=AVERAGE([.R118:.R126])" office:value-type="float" office:value="24.5535714285714" calcext:value-type="float">
            <text:p>24.554</text:p>
          </table:table-cell>
          <table:table-cell table:style-name="ce8" table:formula="of:=AVERAGE([.S118:.S126])" office:value-type="float" office:value="43.172875" calcext:value-type="float">
            <text:p>43.173</text:p>
          </table:table-cell>
          <table:table-cell table:style-name="ce8" table:number-columns-repeated="45"/>
          <table:table-cell table:number-columns-repeated="960"/>
        </table:table-row>
        <table:table-row table:style-name="ro1">
          <table:table-cell table:number-columns-repeated="2"/>
          <table:table-cell office:value-type="float" office:value="0.014" calcext:value-type="float">
            <text:p>0.014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0.05" calcext:value-type="float">
            <text:p>0.050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" calcext:value-type="float">
            <text:p>0.120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0.087" calcext:value-type="float">
            <text:p>0.087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0.916" calcext:value-type="float">
            <text:p>0.916</text:p>
          </table:table-cell>
          <table:table-cell office:value-type="float" office:value="1.975" calcext:value-type="float">
            <text:p>1.975</text:p>
          </table:table-cell>
          <table:table-cell office:value-type="float" office:value="7.096" calcext:value-type="float">
            <text:p>7.09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float" office:value="0.047" calcext:value-type="float">
            <text:p>0.047</text:p>
          </table:table-cell>
          <table:table-cell office:value-type="float" office:value="0.0156" calcext:value-type="float">
            <text:p>0.016</text:p>
          </table:table-cell>
          <table:table-cell office:value-type="float" office:value="0.308" calcext:value-type="float">
            <text:p>0.308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.691" calcext:value-type="float">
            <text:p>1.691</text:p>
          </table:table-cell>
          <table:table-cell office:value-type="float" office:value="6.799" calcext:value-type="float">
            <text:p>6.799</text:p>
          </table:table-cell>
          <table:table-cell office:value-type="float" office:value="12.455" calcext:value-type="float">
            <text:p>12.455</text:p>
          </table:table-cell>
          <table:table-cell office:value-type="float" office:value="24.159" calcext:value-type="float">
            <text:p>24.159</text:p>
          </table:table-cell>
          <table:table-cell office:value-type="float" office:value="45.059" calcext:value-type="float">
            <text:p>45.05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71" calcext:value-type="float">
            <text:p>0.017</text:p>
          </table:table-cell>
          <table:table-cell office:value-type="float" office:value="0.259" calcext:value-type="float">
            <text:p>0.259</text:p>
          </table:table-cell>
          <table:table-cell office:value-type="float" office:value="0.409" calcext:value-type="float">
            <text:p>0.409</text:p>
          </table:table-cell>
          <table:table-cell office:value-type="float" office:value="0.715" calcext:value-type="float">
            <text:p>0.715</text:p>
          </table:table-cell>
          <table:table-cell office:value-type="float" office:value="1.337" calcext:value-type="float">
            <text:p>1.337</text:p>
          </table:table-cell>
          <table:table-cell office:value-type="float" office:value="6.042" calcext:value-type="float">
            <text:p>6.042</text:p>
          </table:table-cell>
          <table:table-cell office:value-type="float" office:value="10.135" calcext:value-type="float">
            <text:p>10.135</text:p>
          </table:table-cell>
          <table:table-cell/>
          <table:table-cell office:value-type="float" office:value="42.265" calcext:value-type="float">
            <text:p>42.26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float" office:value="0.4" calcext:value-type="float">
            <text:p>0.400</text:p>
          </table:table-cell>
          <table:table-cell office:value-type="float" office:value="0.513" calcext:value-type="float">
            <text:p>0.513</text:p>
          </table:table-cell>
          <table:table-cell office:value-type="float" office:value="2.015" calcext:value-type="float">
            <text:p>2.015</text:p>
          </table:table-cell>
          <table:table-cell office:value-type="float" office:value="3.794" calcext:value-type="float">
            <text:p>3.794</text:p>
          </table:table-cell>
          <table:table-cell office:value-type="float" office:value="12.402" calcext:value-type="float">
            <text:p>12.402</text:p>
          </table:table-cell>
          <table:table-cell office:value-type="float" office:value="25.98" calcext:value-type="float">
            <text:p>25.980</text:p>
          </table:table-cell>
          <table:table-cell office:value-type="float" office:value="43.094" calcext:value-type="float">
            <text:p>43.09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0.047" calcext:value-type="float">
            <text:p>0.04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2" calcext:value-type="float">
            <text:p>0.220</text:p>
          </table:table-cell>
          <table:table-cell office:value-type="float" office:value="0.411" calcext:value-type="float">
            <text:p>0.411</text:p>
          </table:table-cell>
          <table:table-cell office:value-type="float" office:value="0.82" calcext:value-type="float">
            <text:p>0.820</text:p>
          </table:table-cell>
          <table:table-cell office:value-type="float" office:value="1.984" calcext:value-type="float">
            <text:p>1.984</text:p>
          </table:table-cell>
          <table:table-cell office:value-type="float" office:value="4.679" calcext:value-type="float">
            <text:p>4.679</text:p>
          </table:table-cell>
          <table:table-cell office:value-type="float" office:value="12.489" calcext:value-type="float">
            <text:p>12.489</text:p>
          </table:table-cell>
          <table:table-cell office:value-type="float" office:value="19.875" calcext:value-type="float">
            <text:p>19.875</text:p>
          </table:table-cell>
          <table:table-cell office:value-type="float" office:value="44.196" calcext:value-type="float">
            <text:p>44.19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34" calcext:value-type="float">
            <text:p>0.03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8" calcext:value-type="float">
            <text:p>0.16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67" calcext:value-type="float">
            <text:p>0.267</text:p>
          </table:table-cell>
          <table:table-cell office:value-type="float" office:value="0.973" calcext:value-type="float">
            <text:p>0.973</text:p>
          </table:table-cell>
          <table:table-cell office:value-type="float" office:value="3.417" calcext:value-type="float">
            <text:p>3.417</text:p>
          </table:table-cell>
          <table:table-cell office:value-type="float" office:value="4.895" calcext:value-type="float">
            <text:p>4.895</text:p>
          </table:table-cell>
          <table:table-cell office:value-type="float" office:value="9.364" calcext:value-type="float">
            <text:p>9.364</text:p>
          </table:table-cell>
          <table:table-cell office:value-type="float" office:value="26.526" calcext:value-type="float">
            <text:p>26.526</text:p>
          </table:table-cell>
          <table:table-cell office:value-type="float" office:value="41.726" calcext:value-type="float">
            <text:p>41.726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0.238" calcext:value-type="float">
            <text:p>0.238</text:p>
          </table:table-cell>
          <table:table-cell office:value-type="float" office:value="0.27" calcext:value-type="float">
            <text:p>0.270</text:p>
          </table:table-cell>
          <table:table-cell office:value-type="float" office:value="1.081" calcext:value-type="float">
            <text:p>1.081</text:p>
          </table:table-cell>
          <table:table-cell office:value-type="float" office:value="2.967" calcext:value-type="float">
            <text:p>2.967</text:p>
          </table:table-cell>
          <table:table-cell office:value-type="float" office:value="3.589" calcext:value-type="float">
            <text:p>3.589</text:p>
          </table:table-cell>
          <table:table-cell office:value-type="float" office:value="10.932" calcext:value-type="float">
            <text:p>10.932</text:p>
          </table:table-cell>
          <table:table-cell office:value-type="float" office:value="25.895" calcext:value-type="float">
            <text:p>25.895</text:p>
          </table:table-cell>
          <table:table-cell office:value-type="float" office:value="42.798" calcext:value-type="float">
            <text:p>42.79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9" calcext:value-type="float">
            <text:p>0.169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" calcext:value-type="float">
            <text:p>0.380</text:p>
          </table:table-cell>
          <table:table-cell office:value-type="float" office:value="1.18" calcext:value-type="float">
            <text:p>1.180</text:p>
          </table:table-cell>
          <table:table-cell office:value-type="float" office:value="2.72" calcext:value-type="float">
            <text:p>2.720</text:p>
          </table:table-cell>
          <table:table-cell office:value-type="float" office:value="3.097" calcext:value-type="float">
            <text:p>3.097</text:p>
          </table:table-cell>
          <table:table-cell office:value-type="float" office:value="12.239" calcext:value-type="float">
            <text:p>12.239</text:p>
          </table:table-cell>
          <table:table-cell office:value-type="float" office:value="24.426" calcext:value-type="float">
            <text:p>24.426</text:p>
          </table:table-cell>
          <table:table-cell office:value-type="float" office:value="44.037" calcext:value-type="float">
            <text:p>44.037</text:p>
          </table:table-cell>
          <table:table-cell table:number-columns-repeated="1005"/>
        </table:table-row>
        <table:table-row table:style-name="ro1">
          <table:table-cell/>
          <table:table-cell table:style-name="ce9"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" calcext:value-type="float">
            <text:p>0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5" calcext:value-type="float">
            <text:p>0.045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68" calcext:value-type="float">
            <text:p>0.268</text:p>
          </table:table-cell>
          <table:table-cell office:value-type="float" office:value="0.965" calcext:value-type="float">
            <text:p>0.965</text:p>
          </table:table-cell>
          <table:table-cell office:value-type="float" office:value="2.461" calcext:value-type="float">
            <text:p>2.461</text:p>
          </table:table-cell>
          <table:table-cell office:value-type="float" office:value="3.271" calcext:value-type="float">
            <text:p>3.271</text:p>
          </table:table-cell>
          <table:table-cell office:value-type="float" office:value="9.99" calcext:value-type="float">
            <text:p>9.990</text:p>
          </table:table-cell>
          <table:table-cell office:value-type="float" office:value="25.014" calcext:value-type="float">
            <text:p>25.014</text:p>
          </table:table-cell>
          <table:table-cell office:value-type="float" office:value="42.208" calcext:value-type="float">
            <text:p>42.208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0.042" calcext:value-type="float">
            <text:p>0.042</text:p>
          </table:table-cell>
          <table:table-cell table:style-name="ce5" office:value-type="float" office:value="0.085" calcext:value-type="float">
            <text:p>0.085</text:p>
          </table:table-cell>
          <table:table-cell table:style-name="ce5" office:value-type="float" office:value="0.013" calcext:value-type="float">
            <text:p>0.013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office:value-type="float" office:value="0.045" calcext:value-type="float">
            <text:p>0.045</text:p>
          </table:table-cell>
          <table:table-cell table:style-name="ce5" office:value-type="float" office:value="0.171" calcext:value-type="float">
            <text:p>0.171</text:p>
          </table:table-cell>
          <table:table-cell table:style-name="ce5"/>
          <table:table-cell table:style-name="ce5" office:value-type="float" office:value="0.278" calcext:value-type="float">
            <text:p>0.278</text:p>
          </table:table-cell>
          <table:table-cell table:style-name="ce5" office:value-type="float" office:value="0.57" calcext:value-type="float">
            <text:p>0.57</text:p>
          </table:table-cell>
          <table:table-cell table:style-name="ce5"/>
          <table:table-cell table:style-name="ce5" office:value-type="float" office:value="4.123" calcext:value-type="float">
            <text:p>4.123</text:p>
          </table:table-cell>
          <table:table-cell table:style-name="ce5" office:value-type="float" office:value="13.94" calcext:value-type="float">
            <text:p>13.94</text:p>
          </table:table-cell>
          <table:table-cell table:style-name="ce5" office:value-type="float" office:value="24.455" calcext:value-type="float">
            <text:p>24.455</text:p>
          </table:table-cell>
          <table:table-cell table:style-name="ce5" office:value-type="float" office:value="48.319" calcext:value-type="float">
            <text:p>48.319</text:p>
          </table:table-cell>
          <table:table-cell table:style-name="ce5" table:number-columns-repeated="45"/>
          <table:table-cell table:number-columns-repeated="96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 table:formula="of:=AVERAGE([.B153:.B162])" office:value-type="float" office:value="0.0223" calcext:value-type="float">
            <text:p>0.022</text:p>
          </table:table-cell>
          <table:table-cell table:style-name="ce8" table:formula="of:=AVERAGE([.C153:.C162])" office:value-type="float" office:value="0.0083" calcext:value-type="float">
            <text:p>0.008</text:p>
          </table:table-cell>
          <table:table-cell table:style-name="ce8" table:formula="of:=AVERAGE([.D153:.D162])" office:value-type="float" office:value="0.0137" calcext:value-type="float">
            <text:p>0.014</text:p>
          </table:table-cell>
          <table:table-cell table:style-name="ce8" table:formula="of:=AVERAGE([.E153:.E162])" office:value-type="float" office:value="0.0274" calcext:value-type="float">
            <text:p>0.027</text:p>
          </table:table-cell>
          <table:table-cell table:style-name="ce8" table:formula="of:=AVERAGE([.F153:.F162])" office:value-type="float" office:value="0.0546" calcext:value-type="float">
            <text:p>0.055</text:p>
          </table:table-cell>
          <table:table-cell table:style-name="ce8" table:formula="of:=AVERAGE([.G153:.G162])" office:value-type="float" office:value="0.1154" calcext:value-type="float">
            <text:p>0.115</text:p>
          </table:table-cell>
          <table:table-cell table:style-name="ce8" table:formula="of:=AVERAGE([.H153:.H162])" office:value-type="float" office:value="0.2469" calcext:value-type="float">
            <text:p>0.247</text:p>
          </table:table-cell>
          <table:table-cell table:style-name="ce8" table:formula="of:=AVERAGE([.I153:.I162])" office:value-type="float" office:value="0.5378" calcext:value-type="float">
            <text:p>0.538</text:p>
          </table:table-cell>
          <table:table-cell table:style-name="ce8" table:formula="of:=AVERAGE([.J153:.J162])" office:value-type="float" office:value="1.1445" calcext:value-type="float">
            <text:p>1.145</text:p>
          </table:table-cell>
          <table:table-cell table:style-name="ce8" table:formula="of:=AVERAGE([.K153:.K162])" office:value-type="float" office:value="2.2036" calcext:value-type="float">
            <text:p>2.204</text:p>
          </table:table-cell>
          <table:table-cell table:style-name="ce8" table:formula="of:=AVERAGE([.L153:.L162])" office:value-type="float" office:value="3.5004" calcext:value-type="float">
            <text:p>3.500</text:p>
          </table:table-cell>
          <table:table-cell table:style-name="ce8" table:formula="of:=AVERAGE([.M153:.M162])" office:value-type="float" office:value="8.3642" calcext:value-type="float">
            <text:p>8.364</text:p>
          </table:table-cell>
          <table:table-cell table:style-name="ce8" table:formula="of:=AVERAGE([.N153:.N162])" office:value-type="float" office:value="15.6497" calcext:value-type="float">
            <text:p>15.650</text:p>
          </table:table-cell>
          <table:table-cell table:style-name="ce8" table:formula="of:=AVERAGE([.O153:.O162])" office:value-type="float" office:value="34.8064" calcext:value-type="float">
            <text:p>34.806</text:p>
          </table:table-cell>
          <table:table-cell table:style-name="ce8" table:formula="of:=AVERAGE([.P153:.P162])" office:value-type="float" office:value="72.6827" calcext:value-type="float">
            <text:p>72.683</text:p>
          </table:table-cell>
          <table:table-cell table:style-name="ce8" table:formula="of:=AVERAGE([.Q153:.Q162])" office:value-type="float" office:value="150.9719" calcext:value-type="float">
            <text:p>150.972</text:p>
          </table:table-cell>
          <table:table-cell table:style-name="ce8" table:formula="of:=AVERAGE([.R153:.R162])" office:value-type="float" office:value="308.1834" calcext:value-type="float">
            <text:p>308.183</text:p>
          </table:table-cell>
          <table:table-cell table:style-name="ce8" table:formula="of:=AVERAGE([.S153:.S162])" office:value-type="float" office:value="648.061" calcext:value-type="float">
            <text:p>648.061</text:p>
          </table:table-cell>
          <table:table-cell table:style-name="ce8" table:number-columns-repeated="45"/>
          <table:table-cell table:number-columns-repeated="960"/>
        </table:table-row>
        <table:table-row table:style-name="ro1">
          <table:table-cell/>
          <table:table-cell office:value-type="float" office:value="0.136" calcext:value-type="float">
            <text:p>0.136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113" calcext:value-type="float">
            <text:p>0.113</text:p>
          </table:table-cell>
          <table:table-cell office:value-type="float" office:value="0.256" calcext:value-type="float">
            <text:p>0.256</text:p>
          </table:table-cell>
          <table:table-cell office:value-type="float" office:value="0.545" calcext:value-type="float">
            <text:p>0.545</text:p>
          </table:table-cell>
          <table:table-cell office:value-type="float" office:value="1.162" calcext:value-type="float">
            <text:p>1.162</text:p>
          </table:table-cell>
          <table:table-cell office:value-type="float" office:value="2.487" calcext:value-type="float">
            <text:p>2.487</text:p>
          </table:table-cell>
          <table:table-cell office:value-type="float" office:value="3.25" calcext:value-type="float">
            <text:p>3.250</text:p>
          </table:table-cell>
          <table:table-cell office:value-type="float" office:value="8.032" calcext:value-type="float">
            <text:p>8.032</text:p>
          </table:table-cell>
          <table:table-cell office:value-type="float" office:value="6.425" calcext:value-type="float">
            <text:p>6.425</text:p>
          </table:table-cell>
          <table:table-cell office:value-type="float" office:value="36.448" calcext:value-type="float">
            <text:p>36.448</text:p>
          </table:table-cell>
          <table:table-cell office:value-type="float" office:value="75.766" calcext:value-type="float">
            <text:p>75.766</text:p>
          </table:table-cell>
          <table:table-cell office:value-type="float" office:value="154.456" calcext:value-type="float">
            <text:p>154.456</text:p>
          </table:table-cell>
          <table:table-cell office:value-type="float" office:value="329.581" calcext:value-type="float">
            <text:p>329.581</text:p>
          </table:table-cell>
          <table:table-cell office:value-type="float" office:value="647.434" calcext:value-type="float">
            <text:p>647.43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4" calcext:value-type="float">
            <text:p>0.114</text:p>
          </table:table-cell>
          <table:table-cell office:value-type="float" office:value="0.243" calcext:value-type="float">
            <text:p>0.243</text:p>
          </table:table-cell>
          <table:table-cell office:value-type="float" office:value="0.529" calcext:value-type="float">
            <text:p>0.529</text:p>
          </table:table-cell>
          <table:table-cell office:value-type="float" office:value="1.15" calcext:value-type="float">
            <text:p>1.150</text:p>
          </table:table-cell>
          <table:table-cell office:value-type="float" office:value="2.473" calcext:value-type="float">
            <text:p>2.473</text:p>
          </table:table-cell>
          <table:table-cell office:value-type="float" office:value="4.46" calcext:value-type="float">
            <text:p>4.460</text:p>
          </table:table-cell>
          <table:table-cell office:value-type="float" office:value="10.465" calcext:value-type="float">
            <text:p>10.465</text:p>
          </table:table-cell>
          <table:table-cell office:value-type="float" office:value="16.733" calcext:value-type="float">
            <text:p>16.733</text:p>
          </table:table-cell>
          <table:table-cell office:value-type="float" office:value="33.567" calcext:value-type="float">
            <text:p>33.567</text:p>
          </table:table-cell>
          <table:table-cell office:value-type="float" office:value="72.1" calcext:value-type="float">
            <text:p>72.100</text:p>
          </table:table-cell>
          <table:table-cell office:value-type="float" office:value="151.424" calcext:value-type="float">
            <text:p>151.424</text:p>
          </table:table-cell>
          <table:table-cell office:value-type="float" office:value="301.168" calcext:value-type="float">
            <text:p>301.168</text:p>
          </table:table-cell>
          <table:table-cell office:value-type="float" office:value="637.229" calcext:value-type="float">
            <text:p>637.22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124" calcext:value-type="float">
            <text:p>0.124</text:p>
          </table:table-cell>
          <table:table-cell office:value-type="float" office:value="0.245" calcext:value-type="float">
            <text:p>0.245</text:p>
          </table:table-cell>
          <table:table-cell office:value-type="float" office:value="0.54" calcext:value-type="float">
            <text:p>0.540</text:p>
          </table:table-cell>
          <table:table-cell office:value-type="float" office:value="1.146" calcext:value-type="float">
            <text:p>1.146</text:p>
          </table:table-cell>
          <table:table-cell office:value-type="float" office:value="2.449" calcext:value-type="float">
            <text:p>2.449</text:p>
          </table:table-cell>
          <table:table-cell office:value-type="float" office:value="3.18" calcext:value-type="float">
            <text:p>3.180</text:p>
          </table:table-cell>
          <table:table-cell office:value-type="float" office:value="7.27" calcext:value-type="float">
            <text:p>7.270</text:p>
          </table:table-cell>
          <table:table-cell office:value-type="float" office:value="16.437" calcext:value-type="float">
            <text:p>16.437</text:p>
          </table:table-cell>
          <table:table-cell office:value-type="float" office:value="35.473" calcext:value-type="float">
            <text:p>35.473</text:p>
          </table:table-cell>
          <table:table-cell office:value-type="float" office:value="76.6" calcext:value-type="float">
            <text:p>76.600</text:p>
          </table:table-cell>
          <table:table-cell office:value-type="float" office:value="157.785" calcext:value-type="float">
            <text:p>157.785</text:p>
          </table:table-cell>
          <table:table-cell office:value-type="float" office:value="306.233" calcext:value-type="float">
            <text:p>306.233</text:p>
          </table:table-cell>
          <table:table-cell office:value-type="float" office:value="641.479" calcext:value-type="float">
            <text:p>641.47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117" calcext:value-type="float">
            <text:p>0.117</text:p>
          </table:table-cell>
          <table:table-cell office:value-type="float" office:value="0.245" calcext:value-type="float">
            <text:p>0.245</text:p>
          </table:table-cell>
          <table:table-cell office:value-type="float" office:value="0.538" calcext:value-type="float">
            <text:p>0.538</text:p>
          </table:table-cell>
          <table:table-cell office:value-type="float" office:value="1.149" calcext:value-type="float">
            <text:p>1.149</text:p>
          </table:table-cell>
          <table:table-cell office:value-type="float" office:value="2.46" calcext:value-type="float">
            <text:p>2.460</text:p>
          </table:table-cell>
          <table:table-cell office:value-type="float" office:value="3.17" calcext:value-type="float">
            <text:p>3.170</text:p>
          </table:table-cell>
          <table:table-cell office:value-type="float" office:value="8.358" calcext:value-type="float">
            <text:p>8.358</text:p>
          </table:table-cell>
          <table:table-cell office:value-type="float" office:value="15.962" calcext:value-type="float">
            <text:p>15.962</text:p>
          </table:table-cell>
          <table:table-cell office:value-type="float" office:value="34.625" calcext:value-type="float">
            <text:p>34.625</text:p>
          </table:table-cell>
          <table:table-cell office:value-type="float" office:value="75.388" calcext:value-type="float">
            <text:p>75.388</text:p>
          </table:table-cell>
          <table:table-cell office:value-type="float" office:value="150.878" calcext:value-type="float">
            <text:p>150.878</text:p>
          </table:table-cell>
          <table:table-cell office:value-type="float" office:value="307.908" calcext:value-type="float">
            <text:p>307.908</text:p>
          </table:table-cell>
          <table:table-cell office:value-type="float" office:value="651.372" calcext:value-type="float">
            <text:p>651.37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112" calcext:value-type="float">
            <text:p>0.112</text:p>
          </table:table-cell>
          <table:table-cell office:value-type="float" office:value="0.245" calcext:value-type="float">
            <text:p>0.245</text:p>
          </table:table-cell>
          <table:table-cell office:value-type="float" office:value="0.534" calcext:value-type="float">
            <text:p>0.534</text:p>
          </table:table-cell>
          <table:table-cell office:value-type="float" office:value="1.15" calcext:value-type="float">
            <text:p>1.150</text:p>
          </table:table-cell>
          <table:table-cell office:value-type="float" office:value="2.465" calcext:value-type="float">
            <text:p>2.465</text:p>
          </table:table-cell>
          <table:table-cell office:value-type="float" office:value="3.43" calcext:value-type="float">
            <text:p>3.430</text:p>
          </table:table-cell>
          <table:table-cell office:value-type="float" office:value="7.331" calcext:value-type="float">
            <text:p>7.331</text:p>
          </table:table-cell>
          <table:table-cell office:value-type="float" office:value="16.222" calcext:value-type="float">
            <text:p>16.222</text:p>
          </table:table-cell>
          <table:table-cell office:value-type="float" office:value="32.476" calcext:value-type="float">
            <text:p>32.476</text:p>
          </table:table-cell>
          <table:table-cell office:value-type="float" office:value="73.106" calcext:value-type="float">
            <text:p>73.106</text:p>
          </table:table-cell>
          <table:table-cell office:value-type="float" office:value="143.474" calcext:value-type="float">
            <text:p>143.474</text:p>
          </table:table-cell>
          <table:table-cell office:value-type="float" office:value="308.844" calcext:value-type="float">
            <text:p>308.844</text:p>
          </table:table-cell>
          <table:table-cell office:value-type="float" office:value="665.488" calcext:value-type="float">
            <text:p>665.48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3" calcext:value-type="float">
            <text:p>0.113</text:p>
          </table:table-cell>
          <table:table-cell office:value-type="float" office:value="0.242" calcext:value-type="float">
            <text:p>0.242</text:p>
          </table:table-cell>
          <table:table-cell office:value-type="float" office:value="0.543" calcext:value-type="float">
            <text:p>0.543</text:p>
          </table:table-cell>
          <table:table-cell office:value-type="float" office:value="1.14" calcext:value-type="float">
            <text:p>1.140</text:p>
          </table:table-cell>
          <table:table-cell office:value-type="float" office:value="2.43" calcext:value-type="float">
            <text:p>2.430</text:p>
          </table:table-cell>
          <table:table-cell office:value-type="float" office:value="3.519" calcext:value-type="float">
            <text:p>3.519</text:p>
          </table:table-cell>
          <table:table-cell office:value-type="float" office:value="8.667" calcext:value-type="float">
            <text:p>8.667</text:p>
          </table:table-cell>
          <table:table-cell office:value-type="float" office:value="17.211" calcext:value-type="float">
            <text:p>17.211</text:p>
          </table:table-cell>
          <table:table-cell office:value-type="float" office:value="33.382" calcext:value-type="float">
            <text:p>33.382</text:p>
          </table:table-cell>
          <table:table-cell office:value-type="float" office:value="68.98" calcext:value-type="float">
            <text:p>68.980</text:p>
          </table:table-cell>
          <table:table-cell office:value-type="float" office:value="151.776" calcext:value-type="float">
            <text:p>151.776</text:p>
          </table:table-cell>
          <table:table-cell office:value-type="float" office:value="304.66" calcext:value-type="float">
            <text:p>304.660</text:p>
          </table:table-cell>
          <table:table-cell office:value-type="float" office:value="648.616" calcext:value-type="float">
            <text:p>648.61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" calcext:value-type="float">
            <text:p>0.01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3" calcext:value-type="float">
            <text:p>0.053</text:p>
          </table:table-cell>
          <table:table-cell office:value-type="float" office:value="0.116" calcext:value-type="float">
            <text:p>0.116</text:p>
          </table:table-cell>
          <table:table-cell office:value-type="float" office:value="0.252" calcext:value-type="float">
            <text:p>0.252</text:p>
          </table:table-cell>
          <table:table-cell office:value-type="float" office:value="0.538" calcext:value-type="float">
            <text:p>0.538</text:p>
          </table:table-cell>
          <table:table-cell office:value-type="float" office:value="1.146" calcext:value-type="float">
            <text:p>1.146</text:p>
          </table:table-cell>
          <table:table-cell office:value-type="float" office:value="2.183" calcext:value-type="float">
            <text:p>2.183</text:p>
          </table:table-cell>
          <table:table-cell office:value-type="float" office:value="3.284" calcext:value-type="float">
            <text:p>3.284</text:p>
          </table:table-cell>
          <table:table-cell office:value-type="float" office:value="7.866" calcext:value-type="float">
            <text:p>7.866</text:p>
          </table:table-cell>
          <table:table-cell office:value-type="float" office:value="15.988" calcext:value-type="float">
            <text:p>15.988</text:p>
          </table:table-cell>
          <table:table-cell office:value-type="float" office:value="34.935" calcext:value-type="float">
            <text:p>34.935</text:p>
          </table:table-cell>
          <table:table-cell office:value-type="float" office:value="70.786" calcext:value-type="float">
            <text:p>70.786</text:p>
          </table:table-cell>
          <table:table-cell office:value-type="float" office:value="146.369" calcext:value-type="float">
            <text:p>146.369</text:p>
          </table:table-cell>
          <table:table-cell office:value-type="float" office:value="306.483" calcext:value-type="float">
            <text:p>306.483</text:p>
          </table:table-cell>
          <table:table-cell office:value-type="float" office:value="656.075" calcext:value-type="float">
            <text:p>656.07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7" calcext:value-type="float">
            <text:p>0.11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27" calcext:value-type="float">
            <text:p>0.527</text:p>
          </table:table-cell>
          <table:table-cell office:value-type="float" office:value="1.148" calcext:value-type="float">
            <text:p>1.148</text:p>
          </table:table-cell>
          <table:table-cell office:value-type="float" office:value="1.889" calcext:value-type="float">
            <text:p>1.889</text:p>
          </table:table-cell>
          <table:table-cell office:value-type="float" office:value="4.023" calcext:value-type="float">
            <text:p>4.023</text:p>
          </table:table-cell>
          <table:table-cell office:value-type="float" office:value="7.897" calcext:value-type="float">
            <text:p>7.897</text:p>
          </table:table-cell>
          <table:table-cell office:value-type="float" office:value="16.49" calcext:value-type="float">
            <text:p>16.490</text:p>
          </table:table-cell>
          <table:table-cell office:value-type="float" office:value="32.738" calcext:value-type="float">
            <text:p>32.738</text:p>
          </table:table-cell>
          <table:table-cell office:value-type="float" office:value="68.997" calcext:value-type="float">
            <text:p>68.997</text:p>
          </table:table-cell>
          <table:table-cell office:value-type="float" office:value="148.262" calcext:value-type="float">
            <text:p>148.262</text:p>
          </table:table-cell>
          <table:table-cell office:value-type="float" office:value="299.14" calcext:value-type="float">
            <text:p>299.140</text:p>
          </table:table-cell>
          <table:table-cell office:value-type="float" office:value="643.522" calcext:value-type="float">
            <text:p>643.522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113" calcext:value-type="float">
            <text:p>0.113</text:p>
          </table:table-cell>
          <table:table-cell office:value-type="float" office:value="0.243" calcext:value-type="float">
            <text:p>0.243</text:p>
          </table:table-cell>
          <table:table-cell office:value-type="float" office:value="0.536" calcext:value-type="float">
            <text:p>0.536</text:p>
          </table:table-cell>
          <table:table-cell office:value-type="float" office:value="1.123" calcext:value-type="float">
            <text:p>1.123</text:p>
          </table:table-cell>
          <table:table-cell office:value-type="float" office:value="1.623" calcext:value-type="float">
            <text:p>1.623</text:p>
          </table:table-cell>
          <table:table-cell office:value-type="float" office:value="3.208" calcext:value-type="float">
            <text:p>3.208</text:p>
          </table:table-cell>
          <table:table-cell office:value-type="float" office:value="9.24" calcext:value-type="float">
            <text:p>9.240</text:p>
          </table:table-cell>
          <table:table-cell office:value-type="float" office:value="17.034" calcext:value-type="float">
            <text:p>17.034</text:p>
          </table:table-cell>
          <table:table-cell office:value-type="float" office:value="37.967" calcext:value-type="float">
            <text:p>37.967</text:p>
          </table:table-cell>
          <table:table-cell office:value-type="float" office:value="72.393" calcext:value-type="float">
            <text:p>72.393</text:p>
          </table:table-cell>
          <table:table-cell office:value-type="float" office:value="145.037" calcext:value-type="float">
            <text:p>145.037</text:p>
          </table:table-cell>
          <table:table-cell office:value-type="float" office:value="311.705" calcext:value-type="float">
            <text:p>311.705</text:p>
          </table:table-cell>
          <table:table-cell office:value-type="float" office:value="644.292" calcext:value-type="float">
            <text:p>644.292</text:p>
          </table:table-cell>
          <table:table-cell table:number-columns-repeated="1005"/>
        </table:table-row>
        <table:table-row table:style-name="ro1">
          <table:table-cell table:style-name="ce6"/>
          <table:table-cell office:value-type="float" office:value="0.007" calcext:value-type="float">
            <text:p>0.007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2" calcext:value-type="float">
            <text:p>0.012</text:p>
          </table:table-cell>
          <table:table-cell table:style-name="ce10" office:value-type="float" office:value="0.026" calcext:value-type="float">
            <text:p>0.026</text:p>
          </table:table-cell>
          <table:table-cell table:style-name="ce10" office:value-type="float" office:value="0.053" calcext:value-type="float">
            <text:p>0.053</text:p>
          </table:table-cell>
          <table:table-cell table:style-name="ce10" office:value-type="float" office:value="0.115" calcext:value-type="float">
            <text:p>0.115</text:p>
          </table:table-cell>
          <table:table-cell table:style-name="ce10" office:value-type="float" office:value="0.256" calcext:value-type="float">
            <text:p>0.256</text:p>
          </table:table-cell>
          <table:table-cell table:style-name="ce10" office:value-type="float" office:value="0.548" calcext:value-type="float">
            <text:p>0.548</text:p>
          </table:table-cell>
          <table:table-cell table:style-name="ce10" office:value-type="float" office:value="1.131" calcext:value-type="float">
            <text:p>1.131</text:p>
          </table:table-cell>
          <table:table-cell table:style-name="ce10" office:value-type="float" office:value="1.577" calcext:value-type="float">
            <text:p>1.577</text:p>
          </table:table-cell>
          <table:table-cell table:style-name="ce10" office:value-type="float" office:value="3.48" calcext:value-type="float">
            <text:p>3.480</text:p>
          </table:table-cell>
          <table:table-cell table:style-name="ce10" office:value-type="float" office:value="8.516" calcext:value-type="float">
            <text:p>8.516</text:p>
          </table:table-cell>
          <table:table-cell table:style-name="ce10" office:value-type="float" office:value="17.995" calcext:value-type="float">
            <text:p>17.995</text:p>
          </table:table-cell>
          <table:table-cell table:style-name="ce10" office:value-type="float" office:value="36.453" calcext:value-type="float">
            <text:p>36.453</text:p>
          </table:table-cell>
          <table:table-cell table:style-name="ce10" office:value-type="float" office:value="72.711" calcext:value-type="float">
            <text:p>72.711</text:p>
          </table:table-cell>
          <table:table-cell table:style-name="ce10" office:value-type="float" office:value="160.258" calcext:value-type="float">
            <text:p>160.258</text:p>
          </table:table-cell>
          <table:table-cell table:style-name="ce10" office:value-type="float" office:value="306.112" calcext:value-type="float">
            <text:p>306.112</text:p>
          </table:table-cell>
          <table:table-cell table:style-name="ce10" office:value-type="float" office:value="645.103" calcext:value-type="float">
            <text:p>645.103</text:p>
          </table:table-cell>
          <table:table-cell table:style-name="ce10" table:number-columns-repeated="45"/>
          <table:table-cell table:number-columns-repeated="96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8" table:formula="of:=AVERAGE([.B187:.B196])" office:value-type="float" office:value="0.0106666666666667" calcext:value-type="float">
            <text:p>0.011</text:p>
          </table:table-cell>
          <table:table-cell table:style-name="ce8" table:formula="of:=AVERAGE([.C187:.C196])" office:value-type="float" office:value="0.0109" calcext:value-type="float">
            <text:p>0.011</text:p>
          </table:table-cell>
          <table:table-cell table:style-name="ce8" table:formula="of:=AVERAGE([.D187:.D196])" office:value-type="float" office:value="0.0134" calcext:value-type="float">
            <text:p>0.013</text:p>
          </table:table-cell>
          <table:table-cell table:style-name="ce8" table:formula="of:=AVERAGE([.E187:.E196])" office:value-type="float" office:value="0.0183333333333333" calcext:value-type="float">
            <text:p>0.018</text:p>
          </table:table-cell>
          <table:table-cell table:style-name="ce8" table:formula="of:=AVERAGE([.F187:.F196])" office:value-type="float" office:value="0.0345" calcext:value-type="float">
            <text:p>0.035</text:p>
          </table:table-cell>
          <table:table-cell table:style-name="ce8" table:formula="of:=AVERAGE([.G187:.G196])" office:value-type="float" office:value="0.0698888888888889" calcext:value-type="float">
            <text:p>0.070</text:p>
          </table:table-cell>
          <table:table-cell table:style-name="ce8" table:formula="of:=AVERAGE([.H187:.H196])" office:value-type="float" office:value="0.1077" calcext:value-type="float">
            <text:p>0.108</text:p>
          </table:table-cell>
          <table:table-cell table:style-name="ce8" table:formula="of:=AVERAGE([.I187:.I196])" office:value-type="float" office:value="0.0802222222222222" calcext:value-type="float">
            <text:p>0.080</text:p>
          </table:table-cell>
          <table:table-cell table:style-name="ce8" table:formula="of:=AVERAGE([.J187:.J196])" office:value-type="float" office:value="0.148555555555556" calcext:value-type="float">
            <text:p>0.149</text:p>
          </table:table-cell>
          <table:table-cell table:style-name="ce8" table:formula="of:=AVERAGE([.K187:.K196])" office:value-type="float" office:value="0.22375" calcext:value-type="float">
            <text:p>0.224</text:p>
          </table:table-cell>
          <table:table-cell table:style-name="ce8" table:formula="of:=AVERAGE([.L187:.L196])" office:value-type="float" office:value="0.5144" calcext:value-type="float">
            <text:p>0.514</text:p>
          </table:table-cell>
          <table:table-cell table:style-name="ce8" table:formula="of:=AVERAGE([.M187:.M196])" office:value-type="float" office:value="1.0045" calcext:value-type="float">
            <text:p>1.005</text:p>
          </table:table-cell>
          <table:table-cell table:style-name="ce8" table:formula="of:=AVERAGE([.N187:.N196])" office:value-type="float" office:value="2.09677777777778" calcext:value-type="float">
            <text:p>2.097</text:p>
          </table:table-cell>
          <table:table-cell table:style-name="ce8" table:formula="of:=AVERAGE([.O187:.O196])" office:value-type="float" office:value="2.768875" calcext:value-type="float">
            <text:p>2.769</text:p>
          </table:table-cell>
          <table:table-cell table:style-name="ce8" table:formula="of:=AVERAGE([.P187:.P196])" office:value-type="float" office:value="6.08222222222222" calcext:value-type="float">
            <text:p>6.082</text:p>
          </table:table-cell>
          <table:table-cell table:style-name="ce8" table:formula="of:=AVERAGE([.Q187:.Q196])" office:value-type="float" office:value="10.8615555555556" calcext:value-type="float">
            <text:p>10.862</text:p>
          </table:table-cell>
          <table:table-cell table:style-name="ce8" table:formula="of:=AVERAGE([.R187:.R196])" office:value-type="float" office:value="23.1782222222222" calcext:value-type="float">
            <text:p>23.178</text:p>
          </table:table-cell>
          <table:table-cell table:style-name="ce8" table:formula="of:=AVERAGE([.S187:.S196])" office:value-type="float" office:value="48.2336666666667" calcext:value-type="float">
            <text:p>48.234</text:p>
          </table:table-cell>
          <table:table-cell table:style-name="ce8" table:number-columns-repeated="45"/>
          <table:table-cell table:style-name="ce17" table:number-columns-repeated="960"/>
        </table:table-row>
        <table:table-row table:style-name="ro1">
          <table:table-cell table:number-columns-repeated="2"/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office:value-type="float" office:value="0.087" calcext:value-type="float">
            <text:p>0.08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6" calcext:value-type="float">
            <text:p>0.126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float" office:value="0.702" calcext:value-type="float">
            <text:p>0.70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7" calcext:value-type="float">
            <text:p>0.137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9" calcext:value-type="float">
            <text:p>0.139</text:p>
          </table:table-cell>
          <table:table-cell office:value-type="float" office:value="0.22" calcext:value-type="float">
            <text:p>0.2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923" calcext:value-type="float">
            <text:p>0.923</text:p>
          </table:table-cell>
          <table:table-cell office:value-type="float" office:value="1.913" calcext:value-type="float">
            <text:p>1.913</text:p>
          </table:table-cell>
          <table:table-cell/>
          <table:table-cell office:value-type="float" office:value="6.496" calcext:value-type="float">
            <text:p>6.496</text:p>
          </table:table-cell>
          <table:table-cell office:value-type="float" office:value="11.873" calcext:value-type="float">
            <text:p>11.873</text:p>
          </table:table-cell>
          <table:table-cell office:value-type="float" office:value="22.918" calcext:value-type="float">
            <text:p>22.918</text:p>
          </table:table-cell>
          <table:table-cell office:value-type="float" office:value="46.977" calcext:value-type="float">
            <text:p>46.97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0.141" calcext:value-type="float">
            <text:p>0.141</text:p>
          </table:table-cell>
          <table:table-cell office:value-type="float" office:value="0.219" calcext:value-type="float">
            <text:p>0.219</text:p>
          </table:table-cell>
          <table:table-cell office:value-type="float" office:value="0.619" calcext:value-type="float">
            <text:p>0.619</text:p>
          </table:table-cell>
          <table:table-cell office:value-type="float" office:value="0.905" calcext:value-type="float">
            <text:p>0.905</text:p>
          </table:table-cell>
          <table:table-cell office:value-type="float" office:value="2.598" calcext:value-type="float">
            <text:p>2.598</text:p>
          </table:table-cell>
          <table:table-cell office:value-type="float" office:value="2.754" calcext:value-type="float">
            <text:p>2.754</text:p>
          </table:table-cell>
          <table:table-cell office:value-type="float" office:value="5.76" calcext:value-type="float">
            <text:p>5.760</text:p>
          </table:table-cell>
          <table:table-cell office:value-type="float" office:value="10.185" calcext:value-type="float">
            <text:p>10.185</text:p>
          </table:table-cell>
          <table:table-cell office:value-type="float" office:value="22.79" calcext:value-type="float">
            <text:p>22.790</text:p>
          </table:table-cell>
          <table:table-cell office:value-type="float" office:value="47.993" calcext:value-type="float">
            <text:p>47.99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" calcext:value-type="float">
            <text:p>0.060</text:p>
          </table:table-cell>
          <table:table-cell office:value-type="float" office:value="0.137" calcext:value-type="float">
            <text:p>0.13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3" calcext:value-type="float">
            <text:p>0.133</text:p>
          </table:table-cell>
          <table:table-cell office:value-type="float" office:value="0.231" calcext:value-type="float">
            <text:p>0.231</text:p>
          </table:table-cell>
          <table:table-cell office:value-type="float" office:value="0.435" calcext:value-type="float">
            <text:p>0.435</text:p>
          </table:table-cell>
          <table:table-cell office:value-type="float" office:value="1.067" calcext:value-type="float">
            <text:p>1.067</text:p>
          </table:table-cell>
          <table:table-cell office:value-type="float" office:value="1.987" calcext:value-type="float">
            <text:p>1.987</text:p>
          </table:table-cell>
          <table:table-cell office:value-type="float" office:value="2.676" calcext:value-type="float">
            <text:p>2.676</text:p>
          </table:table-cell>
          <table:table-cell office:value-type="float" office:value="5.834" calcext:value-type="float">
            <text:p>5.834</text:p>
          </table:table-cell>
          <table:table-cell office:value-type="float" office:value="10.577" calcext:value-type="float">
            <text:p>10.577</text:p>
          </table:table-cell>
          <table:table-cell office:value-type="float" office:value="21.58" calcext:value-type="float">
            <text:p>21.580</text:p>
          </table:table-cell>
          <table:table-cell office:value-type="float" office:value="48.966" calcext:value-type="float">
            <text:p>48.9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8" calcext:value-type="float">
            <text:p>0.138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3" calcext:value-type="float">
            <text:p>0.143</text:p>
          </table:table-cell>
          <table:table-cell office:value-type="float" office:value="0.22" calcext:value-type="float">
            <text:p>0.220</text:p>
          </table:table-cell>
          <table:table-cell office:value-type="float" office:value="0.459" calcext:value-type="float">
            <text:p>0.459</text:p>
          </table:table-cell>
          <table:table-cell office:value-type="float" office:value="1.028" calcext:value-type="float">
            <text:p>1.028</text:p>
          </table:table-cell>
          <table:table-cell office:value-type="float" office:value="2.036" calcext:value-type="float">
            <text:p>2.036</text:p>
          </table:table-cell>
          <table:table-cell office:value-type="float" office:value="3.008" calcext:value-type="float">
            <text:p>3.008</text:p>
          </table:table-cell>
          <table:table-cell office:value-type="float" office:value="6.61" calcext:value-type="float">
            <text:p>6.610</text:p>
          </table:table-cell>
          <table:table-cell office:value-type="float" office:value="11.067" calcext:value-type="float">
            <text:p>11.067</text:p>
          </table:table-cell>
          <table:table-cell office:value-type="float" office:value="21.615" calcext:value-type="float">
            <text:p>21.615</text:p>
          </table:table-cell>
          <table:table-cell office:value-type="float" office:value="49.008" calcext:value-type="float">
            <text:p>49.00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0.684" calcext:value-type="float">
            <text:p>0.684</text:p>
          </table:table-cell>
          <table:table-cell/>
          <table:table-cell office:value-type="float" office:value="2.104" calcext:value-type="float">
            <text:p>2.104</text:p>
          </table:table-cell>
          <table:table-cell office:value-type="float" office:value="2.544" calcext:value-type="float">
            <text:p>2.544</text:p>
          </table:table-cell>
          <table:table-cell office:value-type="float" office:value="5.382" calcext:value-type="float">
            <text:p>5.382</text:p>
          </table:table-cell>
          <table:table-cell office:value-type="float" office:value="10.163" calcext:value-type="float">
            <text:p>10.163</text:p>
          </table:table-cell>
          <table:table-cell office:value-type="float" office:value="22.379" calcext:value-type="float">
            <text:p>22.379</text:p>
          </table:table-cell>
          <table:table-cell office:value-type="float" office:value="49.257" calcext:value-type="float">
            <text:p>49.25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4" calcext:value-type="float">
            <text:p>0.06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9" calcext:value-type="float">
            <text:p>0.149</text:p>
          </table:table-cell>
          <table:table-cell office:value-type="float" office:value="0.221" calcext:value-type="float">
            <text:p>0.221</text:p>
          </table:table-cell>
          <table:table-cell office:value-type="float" office:value="0.419" calcext:value-type="float">
            <text:p>0.419</text:p>
          </table:table-cell>
          <table:table-cell office:value-type="float" office:value="0.954" calcext:value-type="float">
            <text:p>0.954</text:p>
          </table:table-cell>
          <table:table-cell office:value-type="float" office:value="2.32" calcext:value-type="float">
            <text:p>2.320</text:p>
          </table:table-cell>
          <table:table-cell office:value-type="float" office:value="2.555" calcext:value-type="float">
            <text:p>2.555</text:p>
          </table:table-cell>
          <table:table-cell office:value-type="float" office:value="5.882" calcext:value-type="float">
            <text:p>5.882</text:p>
          </table:table-cell>
          <table:table-cell office:value-type="float" office:value="11.517" calcext:value-type="float">
            <text:p>11.517</text:p>
          </table:table-cell>
          <table:table-cell office:value-type="float" office:value="23.473" calcext:value-type="float">
            <text:p>23.473</text:p>
          </table:table-cell>
          <table:table-cell office:value-type="float" office:value="46.438" calcext:value-type="float">
            <text:p>46.43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18" calcext:value-type="float">
            <text:p>0.218</text:p>
          </table:table-cell>
          <table:table-cell office:value-type="float" office:value="0.389" calcext:value-type="float">
            <text:p>0.389</text:p>
          </table:table-cell>
          <table:table-cell office:value-type="float" office:value="0.922" calcext:value-type="float">
            <text:p>0.922</text:p>
          </table:table-cell>
          <table:table-cell office:value-type="float" office:value="2.023" calcext:value-type="float">
            <text:p>2.023</text:p>
          </table:table-cell>
          <table:table-cell office:value-type="float" office:value="2.813" calcext:value-type="float">
            <text:p>2.813</text:p>
          </table:table-cell>
          <table:table-cell office:value-type="float" office:value="5.665" calcext:value-type="float">
            <text:p>5.665</text:p>
          </table:table-cell>
          <table:table-cell office:value-type="float" office:value="10.813" calcext:value-type="float">
            <text:p>10.813</text:p>
          </table:table-cell>
          <table:table-cell office:value-type="float" office:value="23.908" calcext:value-type="float">
            <text:p>23.908</text:p>
          </table:table-cell>
          <table:table-cell office:value-type="float" office:value="46.466" calcext:value-type="float">
            <text:p>46.4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79" calcext:value-type="float">
            <text:p>0.079</text:p>
          </table:table-cell>
          <table:table-cell/>
          <table:table-cell office:value-type="float" office:value="0.222" calcext:value-type="float">
            <text:p>0.222</text:p>
          </table:table-cell>
          <table:table-cell office:value-type="float" office:value="0.391" calcext:value-type="float">
            <text:p>0.391</text:p>
          </table:table-cell>
          <table:table-cell office:value-type="float" office:value="1.086" calcext:value-type="float">
            <text:p>1.086</text:p>
          </table:table-cell>
          <table:table-cell office:value-type="float" office:value="1.928" calcext:value-type="float">
            <text:p>1.928</text:p>
          </table:table-cell>
          <table:table-cell office:value-type="float" office:value="2.741" calcext:value-type="float">
            <text:p>2.741</text:p>
          </table:table-cell>
          <table:table-cell office:value-type="float" office:value="6.119" calcext:value-type="float">
            <text:p>6.119</text:p>
          </table:table-cell>
          <table:table-cell office:value-type="float" office:value="10.164" calcext:value-type="float">
            <text:p>10.164</text:p>
          </table:table-cell>
          <table:table-cell office:value-type="float" office:value="25.026" calcext:value-type="float">
            <text:p>25.026</text:p>
          </table:table-cell>
          <table:table-cell office:value-type="float" office:value="48.546" calcext:value-type="float">
            <text:p>48.546</text:p>
          </table:table-cell>
          <table:table-cell table:number-columns-repeated="1005"/>
        </table:table-row>
        <table:table-row table:style-name="ro1">
          <table:table-cell table:style-name="ce6"/>
          <table:table-cell table:style-name="ce10" office:value-type="float" office:value="0.007" calcext:value-type="float">
            <text:p>0.007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5" calcext:value-type="float">
            <text:p>0.015</text:p>
          </table:table-cell>
          <table:table-cell table:style-name="ce10" office:value-type="float" office:value="0.021" calcext:value-type="float">
            <text:p>0.021</text:p>
          </table:table-cell>
          <table:table-cell table:style-name="ce10" table:number-columns-repeated="2"/>
          <table:table-cell table:style-name="ce10" office:value-type="float" office:value="0.041" calcext:value-type="float">
            <text:p>0.041</text:p>
          </table:table-cell>
          <table:table-cell table:style-name="ce10" office:value-type="float" office:value="0.076" calcext:value-type="float">
            <text:p>0.076</text:p>
          </table:table-cell>
          <table:table-cell table:style-name="ce10" office:value-type="float" office:value="0.12" calcext:value-type="float">
            <text:p>0.120</text:p>
          </table:table-cell>
          <table:table-cell table:style-name="ce10" office:value-type="float" office:value="0.239" calcext:value-type="float">
            <text:p>0.239</text:p>
          </table:table-cell>
          <table:table-cell table:style-name="ce10" office:value-type="float" office:value="0.615" calcext:value-type="float">
            <text:p>0.615</text:p>
          </table:table-cell>
          <table:table-cell table:style-name="ce10" office:value-type="float" office:value="1.151" calcext:value-type="float">
            <text:p>1.151</text:p>
          </table:table-cell>
          <table:table-cell table:style-name="ce10" office:value-type="float" office:value="1.962" calcext:value-type="float">
            <text:p>1.962</text:p>
          </table:table-cell>
          <table:table-cell table:style-name="ce10" office:value-type="float" office:value="3.06" calcext:value-type="float">
            <text:p>3.060</text:p>
          </table:table-cell>
          <table:table-cell table:style-name="ce10" office:value-type="float" office:value="6.992" calcext:value-type="float">
            <text:p>6.992</text:p>
          </table:table-cell>
          <table:table-cell table:style-name="ce10" office:value-type="float" office:value="11.395" calcext:value-type="float">
            <text:p>11.395</text:p>
          </table:table-cell>
          <table:table-cell table:style-name="ce10" office:value-type="float" office:value="24.915" calcext:value-type="float">
            <text:p>24.915</text:p>
          </table:table-cell>
          <table:table-cell table:style-name="ce10" office:value-type="float" office:value="50.452" calcext:value-type="float">
            <text:p>50.452</text:p>
          </table:table-cell>
          <table:table-cell table:style-name="ce10" table:number-columns-repeated="45"/>
          <table:table-cell table:style-name="ce5" table:number-columns-repeated="960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20" loext:min-decimal-places="20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1:02:07.506468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55:58.521012816</meta:creation-date>
    <dc:date>2021-03-26T11:30:50.652177499</dc:date>
    <meta:editing-duration>PT5H58M13S</meta:editing-duration>
    <meta:editing-cycles>50</meta:editing-cycles>
    <meta:generator>LibreOffice/6.4.6.2$Linux_X86_64 LibreOffice_project/40$Build-2</meta:generator>
    <meta:document-statistic meta:table-count="1" meta:cell-count="970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7:Sheet1.B64" svg:x="0.32cm" svg:y="0.18cm" svg:width="12.508cm" svg:height="8.64cm">
          <chartooo:coordinate-region svg:x="1.418cm" svg:y="0.38cm" svg:width="10.76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7:Sheet1.B64" chart:class="chart:scatter">
            <chart:domain table:cell-range-address="Sheet1.A47:Sheet1.A64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7:Sheet1.A64</svg:desc>
                </draw:g>
              </table:table-cell>
              <table:table-cell office:value-type="float" office:value="0.0625714285714286">
                <text:p>0.0625714285714286</text:p>
                <draw:g>
                  <svg:desc>Sheet1.B47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458888888888889">
                <text:p>0.045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323333333333333">
                <text:p>0.032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351111111111111">
                <text:p>0.035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362857142857143">
                <text:p>0.036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373333333333333">
                <text:p>0.037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452222222222222">
                <text:p>0.045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397777777777778">
                <text:p>0.03977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394444444444444">
                <text:p>0.039444444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381111111111111">
                <text:p>0.0381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0372222222222222">
                <text:p>0.037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0367777777777778">
                <text:p>0.036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0454444444444444">
                <text:p>0.04544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0.0291111111111111">
                <text:p>0.0291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4cm" svg:height="9.725cm" xlink:href=".." xlink:type="simple" chart:class="chart:scatter" chart:style-name="ch1">
        <chart:legend chart:legend-position="end" svg:x="20.649cm" svg:y="4.563cm" style:legend-expansion="high" chart:style-name="ch2"/>
        <chart:plot-area chart:style-name="ch3" table:cell-range-address="Sheet1.A25:Sheet1.B41 Sheet1.B24:Sheet1.B24" chart:data-source-has-labels="row" svg:x="0.637cm" svg:y="0.193cm" svg:width="16.85cm" svg:height="9.334cm">
          <chartooo:coordinate-region svg:x="1.92cm" svg:y="0.392cm" svg:width="14.917cm" svg:height="8.4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B41" chart:label-cell-address="Sheet1.B24:Sheet1.B24" chart:class="chart:scatter">
            <chart:domain table:cell-range-address="Sheet1.A25:Sheet1.A41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7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5:Sheet1.A41</svg:desc>
                </draw:g>
              </table:table-cell>
              <table:table-cell office:value-type="float" office:value="0.00633333333333333">
                <text:p>0.00633333333333333</text:p>
                <draw:g>
                  <svg:desc>Sheet1.B25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955555555555556">
                <text:p>0.009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91111111111111">
                <text:p>0.019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  <table:table-cell office:value-type="float" office:value="0.0398888888888889">
                <text:p>0.039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0">
                <text:p>2560</text:p>
              </table:table-cell>
              <table:table-cell office:value-type="float" office:value="0.126125">
                <text:p>0.126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.185875">
                <text:p>0.185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0.274888888888889">
                <text:p>0.274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0">
                <text:p>20480</text:p>
              </table:table-cell>
              <table:table-cell office:value-type="float" office:value="0.397444444444444">
                <text:p>0.397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0">
                <text:p>40960</text:p>
              </table:table-cell>
              <table:table-cell office:value-type="float" office:value="0.8395">
                <text:p>0.8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0">
                <text:p>81920</text:p>
              </table:table-cell>
              <table:table-cell office:value-type="float" office:value="1.73125">
                <text:p>1.7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0">
                <text:p>163840</text:p>
              </table:table-cell>
              <table:table-cell office:value-type="float" office:value="2.672125">
                <text:p>2.672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0">
                <text:p>327680</text:p>
              </table:table-cell>
              <table:table-cell office:value-type="float" office:value="5.626">
                <text:p>5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0">
                <text:p>655360</text:p>
              </table:table-cell>
              <table:table-cell office:value-type="float" office:value="14.121">
                <text:p>14.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0">
                <text:p>1310720</text:p>
              </table:table-cell>
              <table:table-cell office:value-type="float" office:value="33.4768888888889">
                <text:p>33.476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3cm" xlink:href=".." xlink:type="simple" chart:class="chart:scatter" chart:style-name="ch1">
        <chart:legend chart:legend-position="end" svg:x="13.151cm" svg:y="4.202cm" style:legend-expansion="high" chart:style-name="ch2"/>
        <chart:plot-area chart:style-name="ch3" table:cell-range-address="Sheet1.A71:Sheet1.B88" svg:x="0.32cm" svg:y="0.18cm" svg:width="12.511cm" svg:height="8.643cm">
          <chartooo:coordinate-region svg:x="1.418cm" svg:y="0.379cm" svg:width="10.764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1:Sheet1.B88" chart:class="chart:scatter">
            <chart:domain table:cell-range-address="Sheet1.A71:Sheet1.A88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71:Sheet1.A88</svg:desc>
                </draw:g>
              </table:table-cell>
              <table:table-cell office:value-type="float" office:value="0.0837777777777778">
                <text:p>0.0837777777777778</text:p>
                <draw:g>
                  <svg:desc>Sheet1.B71:Sheet1.B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527777777777778">
                <text:p>0.052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453333333333333">
                <text:p>0.045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691111111111111">
                <text:p>0.0691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758888888888889">
                <text:p>0.075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457777777777778">
                <text:p>0.045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491111111111111">
                <text:p>0.049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454444444444445">
                <text:p>0.0454444444444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492222222222222">
                <text:p>0.049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704444444444445">
                <text:p>0.0704444444444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447777777777778">
                <text:p>0.044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567777777777778">
                <text:p>0.056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0568888888888889">
                <text:p>0.056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0803333333333333">
                <text:p>0.080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0.0722222222222222">
                <text:p>0.0722222222222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2cm" xlink:href=".." xlink:type="simple" chart:class="chart:scatter" chart:style-name="ch1">
        <chart:legend chart:legend-position="end" svg:x="13.152cm" svg:y="4.202cm" style:legend-expansion="high" chart:style-name="ch2"/>
        <chart:plot-area chart:style-name="ch3" table:cell-range-address="Sheet1.A94:Sheet1.B111" svg:x="0.32cm" svg:y="0.18cm" svg:width="12.512cm" svg:height="8.642cm">
          <chartooo:coordinate-region svg:x="1.418cm" svg:y="0.379cm" svg:width="10.764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4:Sheet1.B111" chart:class="chart:scatter">
            <chart:domain table:cell-range-address="Sheet1.A94:Sheet1.A11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4:Sheet1.A111</svg:desc>
                </draw:g>
              </table:table-cell>
              <table:table-cell office:value-type="float" office:value="0.006">
                <text:p>0.006</text:p>
                <draw:g>
                  <svg:desc>Sheet1.B94:Sheet1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77777777777778">
                <text:p>0.0027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2875">
                <text:p>0.002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0977777777777778">
                <text:p>0.0097777777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168888888888889">
                <text:p>0.016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288888888888889">
                <text:p>0.0288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411428571428571">
                <text:p>0.0411428571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715714285714286">
                <text:p>0.071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34596">
                <text:p>0.34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814666666666667">
                <text:p>0.814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1.67525">
                <text:p>1.67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2cm" xlink:href=".." xlink:type="simple" chart:class="chart:scatter" chart:style-name="ch1">
        <chart:legend chart:legend-position="end" svg:x="13.337cm" svg:y="4.202cm" style:legend-expansion="high" chart:style-name="ch2"/>
        <chart:plot-area chart:style-name="ch3" table:cell-range-address="Sheet1.B116:Sheet1.S117" svg:x="0.32cm" svg:y="0.18cm" svg:width="12.697cm" svg:height="8.642cm">
          <chartooo:coordinate-region svg:x="1.603cm" svg:y="0.379cm" svg:width="10.764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17:Sheet1.S117" chart:class="chart:scatter">
            <chart:domain table:cell-range-address="Sheet1.B116:Sheet1.S116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Row 11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B116:Sheet1.S1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  <table:table-cell office:value-type="float" office:value="1280">
                <text:p>1280</text:p>
              </table:table-cell>
              <table:table-cell office:value-type="float" office:value="2560">
                <text:p>2560</text:p>
              </table:table-cell>
              <table:table-cell office:value-type="float" office:value="5120">
                <text:p>5120</text:p>
              </table:table-cell>
              <table:table-cell office:value-type="float" office:value="10240">
                <text:p>10240</text:p>
              </table:table-cell>
              <table:table-cell office:value-type="float" office:value="20480">
                <text:p>20480</text:p>
              </table:table-cell>
              <table:table-cell office:value-type="float" office:value="40960">
                <text:p>40960</text:p>
              </table:table-cell>
              <table:table-cell office:value-type="float" office:value="81920">
                <text:p>81920</text:p>
              </table:table-cell>
              <table:table-cell office:value-type="float" office:value="163840">
                <text:p>163840</text:p>
              </table:table-cell>
              <table:table-cell office:value-type="float" office:value="327680">
                <text:p>327680</text:p>
              </table:table-cell>
              <table:table-cell office:value-type="float" office:value="655360">
                <text:p>655360</text:p>
              </table:table-cell>
              <table:table-cell office:value-type="float" office:value="1310720">
                <text:p>1310720</text:p>
              </table:table-cell>
            </table:table-row>
            <table:table-row>
              <table:table-cell office:value-type="string">
                <text:p>Row 117</text:p>
                <draw:g>
                  <svg:desc/>
                </draw:g>
              </table:table-cell>
              <table:table-cell office:value-type="float" office:value="0.016">
                <text:p>0.016</text:p>
                <draw:g>
                  <svg:desc>Sheet1.B117:Sheet1.S117</svg:desc>
                </draw:g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31428571428571">
                <text:p>0.0131428571428571</text:p>
              </table:table-cell>
              <table:table-cell office:value-type="float" office:value="0.023">
                <text:p>0.023</text:p>
              </table:table-cell>
              <table:table-cell office:value-type="float" office:value="0.0473333333333333">
                <text:p>0.0473333333333333</text:p>
              </table:table-cell>
              <table:table-cell office:value-type="float" office:value="0.095625">
                <text:p>0.095625</text:p>
              </table:table-cell>
              <table:table-cell office:value-type="float" office:value="0.0815714285714286">
                <text:p>0.0815714285714286</text:p>
              </table:table-cell>
              <table:table-cell office:value-type="float" office:value="0.025625">
                <text:p>0.025625</text:p>
              </table:table-cell>
              <table:table-cell office:value-type="float" office:value="0.04775">
                <text:p>0.04775</text:p>
              </table:table-cell>
              <table:table-cell office:value-type="float" office:value="0.1187125">
                <text:p>0.1187125</text:p>
              </table:table-cell>
              <table:table-cell office:value-type="float" office:value="0.242142857142857">
                <text:p>0.242142857142857</text:p>
              </table:table-cell>
              <table:table-cell office:value-type="float" office:value="0.3525">
                <text:p>0.3525</text:p>
              </table:table-cell>
              <table:table-cell office:value-type="float" office:value="0.876888888888889">
                <text:p>0.876888888888889</text:p>
              </table:table-cell>
              <table:table-cell office:value-type="float" office:value="2.28522222222222">
                <text:p>2.28522222222222</text:p>
              </table:table-cell>
              <table:table-cell office:value-type="float" office:value="4.80688888888889">
                <text:p>4.80688888888889</text:p>
              </table:table-cell>
              <table:table-cell office:value-type="float" office:value="11.25075">
                <text:p>11.25075</text:p>
              </table:table-cell>
              <table:table-cell office:value-type="float" office:value="24.5535714285714">
                <text:p>24.5535714285714</text:p>
              </table:table-cell>
              <table:table-cell office:value-type="float" office:value="43.172875">
                <text:p>43.1728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2cm" xlink:href=".." xlink:type="simple" chart:class="chart:scatter" chart:style-name="ch1">
        <chart:legend chart:legend-position="end" svg:x="13.337cm" svg:y="4.202cm" style:legend-expansion="high" chart:style-name="ch2"/>
        <chart:plot-area chart:style-name="ch3" table:cell-range-address="Sheet1.B151:Sheet1.S152" svg:x="0.32cm" svg:y="0.18cm" svg:width="12.697cm" svg:height="8.642cm">
          <chartooo:coordinate-region svg:x="1.788cm" svg:y="0.379cm" svg:width="10.579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2:Sheet1.S152" chart:class="chart:scatter">
            <chart:domain table:cell-range-address="Sheet1.B151:Sheet1.S15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Row 15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B151:Sheet1.S15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  <table:table-cell office:value-type="float" office:value="1280">
                <text:p>1280</text:p>
              </table:table-cell>
              <table:table-cell office:value-type="float" office:value="2560">
                <text:p>2560</text:p>
              </table:table-cell>
              <table:table-cell office:value-type="float" office:value="5120">
                <text:p>5120</text:p>
              </table:table-cell>
              <table:table-cell office:value-type="float" office:value="10240">
                <text:p>10240</text:p>
              </table:table-cell>
              <table:table-cell office:value-type="float" office:value="20480">
                <text:p>20480</text:p>
              </table:table-cell>
              <table:table-cell office:value-type="float" office:value="40960">
                <text:p>40960</text:p>
              </table:table-cell>
              <table:table-cell office:value-type="float" office:value="81920">
                <text:p>81920</text:p>
              </table:table-cell>
              <table:table-cell office:value-type="float" office:value="163840">
                <text:p>163840</text:p>
              </table:table-cell>
              <table:table-cell office:value-type="float" office:value="327680">
                <text:p>327680</text:p>
              </table:table-cell>
              <table:table-cell office:value-type="float" office:value="655360">
                <text:p>655360</text:p>
              </table:table-cell>
              <table:table-cell office:value-type="float" office:value="1310720">
                <text:p>1310720</text:p>
              </table:table-cell>
            </table:table-row>
            <table:table-row>
              <table:table-cell office:value-type="string">
                <text:p>Row 152</text:p>
                <draw:g>
                  <svg:desc/>
                </draw:g>
              </table:table-cell>
              <table:table-cell office:value-type="float" office:value="0.0223">
                <text:p>0.0223</text:p>
                <draw:g>
                  <svg:desc>Sheet1.B152:Sheet1.S152</svg:desc>
                </draw:g>
              </table:table-cell>
              <table:table-cell office:value-type="float" office:value="0.0083">
                <text:p>0.0083</text:p>
              </table:table-cell>
              <table:table-cell office:value-type="float" office:value="0.0137">
                <text:p>0.0137</text:p>
              </table:table-cell>
              <table:table-cell office:value-type="float" office:value="0.0274">
                <text:p>0.0274</text:p>
              </table:table-cell>
              <table:table-cell office:value-type="float" office:value="0.0546">
                <text:p>0.0546</text:p>
              </table:table-cell>
              <table:table-cell office:value-type="float" office:value="0.1154">
                <text:p>0.1154</text:p>
              </table:table-cell>
              <table:table-cell office:value-type="float" office:value="0.2469">
                <text:p>0.2469</text:p>
              </table:table-cell>
              <table:table-cell office:value-type="float" office:value="0.5378">
                <text:p>0.5378</text:p>
              </table:table-cell>
              <table:table-cell office:value-type="float" office:value="1.1445">
                <text:p>1.1445</text:p>
              </table:table-cell>
              <table:table-cell office:value-type="float" office:value="2.2036">
                <text:p>2.2036</text:p>
              </table:table-cell>
              <table:table-cell office:value-type="float" office:value="3.5004">
                <text:p>3.5004</text:p>
              </table:table-cell>
              <table:table-cell office:value-type="float" office:value="8.3642">
                <text:p>8.3642</text:p>
              </table:table-cell>
              <table:table-cell office:value-type="float" office:value="15.6497">
                <text:p>15.6497</text:p>
              </table:table-cell>
              <table:table-cell office:value-type="float" office:value="34.8064">
                <text:p>34.8064</text:p>
              </table:table-cell>
              <table:table-cell office:value-type="float" office:value="72.6827">
                <text:p>72.6827</text:p>
              </table:table-cell>
              <table:table-cell office:value-type="float" office:value="150.9719">
                <text:p>150.9719</text:p>
              </table:table-cell>
              <table:table-cell office:value-type="float" office:value="308.1834">
                <text:p>308.1834</text:p>
              </table:table-cell>
              <table:table-cell office:value-type="float" office:value="648.061">
                <text:p>648.0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2cm" xlink:href=".." xlink:type="simple" chart:class="chart:scatter" chart:style-name="ch1">
        <chart:legend chart:legend-position="end" svg:x="13.337cm" svg:y="4.202cm" style:legend-expansion="high" chart:style-name="ch2"/>
        <chart:plot-area chart:style-name="ch3" table:cell-range-address="Sheet1.B185:Sheet1.S186" svg:x="0.32cm" svg:y="0.18cm" svg:width="12.697cm" svg:height="8.642cm">
          <chartooo:coordinate-region svg:x="1.603cm" svg:y="0.379cm" svg:width="10.764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86:Sheet1.S186" chart:class="chart:scatter">
            <chart:domain table:cell-range-address="Sheet1.B185:Sheet1.S185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Row 185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B185:Sheet1.S18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  <table:table-cell office:value-type="float" office:value="1280">
                <text:p>1280</text:p>
              </table:table-cell>
              <table:table-cell office:value-type="float" office:value="2560">
                <text:p>2560</text:p>
              </table:table-cell>
              <table:table-cell office:value-type="float" office:value="5120">
                <text:p>5120</text:p>
              </table:table-cell>
              <table:table-cell office:value-type="float" office:value="10240">
                <text:p>10240</text:p>
              </table:table-cell>
              <table:table-cell office:value-type="float" office:value="20480">
                <text:p>20480</text:p>
              </table:table-cell>
              <table:table-cell office:value-type="float" office:value="40960">
                <text:p>40960</text:p>
              </table:table-cell>
              <table:table-cell office:value-type="float" office:value="81920">
                <text:p>81920</text:p>
              </table:table-cell>
              <table:table-cell office:value-type="float" office:value="163840">
                <text:p>163840</text:p>
              </table:table-cell>
              <table:table-cell office:value-type="float" office:value="327680">
                <text:p>327680</text:p>
              </table:table-cell>
              <table:table-cell office:value-type="float" office:value="655360">
                <text:p>655360</text:p>
              </table:table-cell>
              <table:table-cell office:value-type="float" office:value="1310720">
                <text:p>1310720</text:p>
              </table:table-cell>
            </table:table-row>
            <table:table-row>
              <table:table-cell office:value-type="string">
                <text:p>Row 186</text:p>
                <draw:g>
                  <svg:desc/>
                </draw:g>
              </table:table-cell>
              <table:table-cell office:value-type="float" office:value="0.0106666666666667">
                <text:p>0.0106666666666667</text:p>
                <draw:g>
                  <svg:desc>Sheet1.B186:Sheet1.S186</svg:desc>
                </draw:g>
              </table:table-cell>
              <table:table-cell office:value-type="float" office:value="0.0109">
                <text:p>0.0109</text:p>
              </table:table-cell>
              <table:table-cell office:value-type="float" office:value="0.0134">
                <text:p>0.0134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345">
                <text:p>0.0345</text:p>
              </table:table-cell>
              <table:table-cell office:value-type="float" office:value="0.0698888888888889">
                <text:p>0.0698888888888889</text:p>
              </table:table-cell>
              <table:table-cell office:value-type="float" office:value="0.1077">
                <text:p>0.1077</text:p>
              </table:table-cell>
              <table:table-cell office:value-type="float" office:value="0.0802222222222222">
                <text:p>0.0802222222222222</text:p>
              </table:table-cell>
              <table:table-cell office:value-type="float" office:value="0.148555555555556">
                <text:p>0.148555555555556</text:p>
              </table:table-cell>
              <table:table-cell office:value-type="float" office:value="0.22375">
                <text:p>0.22375</text:p>
              </table:table-cell>
              <table:table-cell office:value-type="float" office:value="0.5144">
                <text:p>0.5144</text:p>
              </table:table-cell>
              <table:table-cell office:value-type="float" office:value="1.0045">
                <text:p>1.0045</text:p>
              </table:table-cell>
              <table:table-cell office:value-type="float" office:value="2.09677777777778">
                <text:p>2.09677777777778</text:p>
              </table:table-cell>
              <table:table-cell office:value-type="float" office:value="2.768875">
                <text:p>2.768875</text:p>
              </table:table-cell>
              <table:table-cell office:value-type="float" office:value="6.08222222222222">
                <text:p>6.08222222222222</text:p>
              </table:table-cell>
              <table:table-cell office:value-type="float" office:value="10.8615555555556">
                <text:p>10.8615555555556</text:p>
              </table:table-cell>
              <table:table-cell office:value-type="float" office:value="23.1782222222222">
                <text:p>23.1782222222222</text:p>
              </table:table-cell>
              <table:table-cell office:value-type="float" office:value="48.2336666666667">
                <text:p>48.233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